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b89"/>
    </style:style>
    <style:style style:name="P2" style:family="paragraph" style:parent-style-name="Standard">
      <style:text-properties officeooo:rsid="000dfb89" officeooo:paragraph-rsid="000dfb89"/>
    </style:style>
    <style:style style:name="P3" style:family="paragraph" style:parent-style-name="Standard">
      <style:text-properties officeooo:rsid="000ebc20" officeooo:paragraph-rsid="000ebc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bc2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s(nome, <text:span text:style-name="T1">id</text:span><text:span text:style-name="T2">);</text:span></text:p>
      <text:p text:style-name="P2"><text:span text:style-name="T2">Fornecedores(endereco, cnpj, telefone, </text:span><text:span text:style-name="T1">pessoa_fk</text:span><text:span text:style-name="T2">);</text:span></text:p>
      <text:p text:style-name="P2"><text:span text:style-name="T2">Usuarios(login, senha, </text:span><text:span text:style-name="T1">pessoa_fk</text:span><text:span text:style-name="T2">);</text:span></text:p>
      <text:p text:style-name="P2"><text:span text:style-name="T2">Produtos(marca, desc, </text:span><text:span text:style-name="T1">id</text:span><text:span text:style-name="T2">, valor_venda, valor_compra);</text:span></text:p>
      <text:p text:style-name="P2"><text:span text:style-name="T2">Transacao_financeira(tipo, desc, valor, </text:span><text:span text:style-name="T1">id, produto_fk</text:span><text:span text:style-name="T2">);</text:span></text:p>
      <text:p text:style-name="P2"><text:span text:style-name="T2">Movimentacoes(</text:span><text:span text:style-name="T1">id</text:span><text:span text:style-name="T2">, tipo, desc, valor);</text:span></text:p>
      <text:p text:style-name="P2"><text:span text:style-name="T2">Pessoas_utiliza_produtos(</text:span><text:span text:style-name="T1">pessoa_fk, produto_fk, </text:span><text:span text:style-name="T3">qtde);</text:span></text:p>
      <text:p text:style-name="P3"><text:span text:style-name="T2">produto_tem_transacao_financeira(</text:span><text:span text:style-name="T1">produto_fk, transacao_fk</text:span><text:span text:style-name="T2">, qtde);</text:span></text:p>
      <text:p text:style-name="P3"><text:span text:style-name="T2">transacao_gera_movimentacao(</text:span><text:span text:style-name="T1">transacao_fk, movimentacao_fk</text:span><text:span text:style-name="T2">);</text:span></text:p>
      <text:p text:style-name="P3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3:54:28.356000000</meta:creation-date>
    <dc:date>2017-07-25T14:35:58.661000000</dc:date>
    <meta:editing-duration>PT20M14S</meta:editing-duration>
    <meta:editing-cycles>1</meta:editing-cycles>
    <meta:document-statistic meta:table-count="0" meta:image-count="0" meta:object-count="0" meta:page-count="1" meta:paragraph-count="9" meta:word-count="31" meta:character-count="426" meta:non-whitespace-character-count="404"/>
    <meta:generator>LibreOffice/5.3.2.2$Windows_x86 LibreOffice_project/6cd4f1ef626f15116896b1d8e1398b56da0d0ee1</meta:generator>
  </office:meta>
</office:document-meta>
</file>